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D9F1B104678FA33C.png" manifest:media-type="image/png"/>
  <manifest:file-entry manifest:full-path="Pictures/2000006200001F4800001F6BA6554642FD4A42CC.svm" manifest:media-type=""/>
  <manifest:file-entry manifest:full-path="Pictures/2000006200001F4800001F6BC1B4CF789A6FD6E5.pdf" manifest:media-type="application/pdf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197b" officeooo:paragraph-rsid="001819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944cm" svg:y="-0.369cm" svg:width="7.033cm" svg:height="7.064cm" draw:z-index="0"><draw:image xlink:href="Pictures/2000006200001F4800001F6BC1B4CF789A6FD6E5.pdf" xlink:type="simple" xlink:show="embed" xlink:actuate="onLoad"/><draw:image xlink:href="Pictures/2000006200001F4800001F6BA6554642FD4A42CC.svm" xlink:type="simple" xlink:show="embed" xlink:actuate="onLoad"/></draw:frame><draw:frame draw:style-name="fr1" draw:name="Image2" text:anchor-type="paragraph" svg:x="11.218cm" svg:y="0.092cm" svg:width="6.484cm" svg:height="6.484cm" draw:z-index="1"><draw:image xlink:href="Pictures/10000201000000C8000000C8D9F1B104678FA33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paragraph" svg:x="11.218cm" svg:y="0.067cm" svg:width="6.558cm" svg:height="6.558cm" draw:z-index="4"><draw:image xlink:href="Pictures/10000201000000C8000000C8D9F1B104678FA33C.png" xlink:type="simple" xlink:show="embed" xlink:actuate="onLoad"/></draw:frame><draw:frame draw:style-name="fr1" draw:name="Image3" text:anchor-type="paragraph" svg:x="0.944cm" svg:y="0.102cm" svg:width="6.616cm" svg:height="6.646cm" draw:z-index="2"><draw:image xlink:href="Pictures/2000006200001F4800001F6BC1B4CF789A6FD6E5.pdf" xlink:type="simple" xlink:show="embed" xlink:actuate="onLoad"/><draw:image xlink:href="Pictures/2000006200001F4800001F6BA6554642FD4A42CC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4" text:anchor-type="paragraph" svg:x="0.552cm" svg:y="0.183cm" svg:width="6.983cm" svg:height="7.013cm" draw:z-index="3"><draw:image xlink:href="Pictures/2000006200001F4800001F6BC1B4CF789A6FD6E5.pdf" xlink:type="simple" xlink:show="embed" xlink:actuate="onLoad"/><draw:image xlink:href="Pictures/2000006200001F4800001F6BA6554642FD4A42CC.svm" xlink:type="simple" xlink:show="embed" xlink:actuate="onLoad"/></draw:frame><draw:frame draw:style-name="fr1" draw:name="Image6" text:anchor-type="paragraph" svg:x="11.218cm" svg:y="0.129cm" svg:width="6.655cm" svg:height="6.655cm" draw:z-index="5"><draw:image xlink:href="Pictures/10000201000000C8000000C8D9F1B104678FA33C.png" xlink:type="simple" xlink:show="embed" xlink:actuate="onLoad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3:53:33.784127000</meta:creation-date>
    <dc:date>2017-10-23T13:58:24.791654000</dc:date>
    <meta:editing-duration>PT4M53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5.3.6.1$MacOSX_X86_64 LibreOffice_project/686f202eff87ef707079aeb7f485847613344eb7</meta:generator>
  </office:meta>
</office:document-meta>
</file>